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6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0732f3"/>
    </style:style>
    <style:style style:name="P9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ec9b9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2"><text:file-name text:display="name">UC03.02.01 - Reativar Matrícul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1-01-31">
            <text:p text:style-name="P1">31/01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9" text:outline-level="3">Pré-condições</text:h>
      <text:list xml:id="list334986909" text:style-name="WW8Num5">
        <text:list-item>
          <text:p text:style-name="P7">Usuário autenticado com permissão de uso;</text:p>
        </text:list-item>
        <text:list-item>
          <text:p text:style-name="P7">Usuário clicou na opção Reativar Matrícula de Evadido no caso de uso base;</text:p>
        </text:list-item>
      </text:list>
      <text:h text:style-name="P9" text:outline-level="3">Atores</text:h>
      <text:p text:style-name="Text_20_body">Secretária Acadêmica (primário)</text:p>
      <text:p text:style-name="Text_20_body">Coordenador</text:p>
      <text:h text:style-name="P9" text:outline-level="3">Fluxo Principal</text:h>
      <text:list xml:id="list346929530" text:continue-list="list334986909" text:style-name="WW8Num5">
        <text:list-item text:start-value="1">
          <text:p text:style-name="P7"><text:bookmark-start text:name="__DdeLink__696_1254430003"/>Incluir “Selecionar Matrícula de Aluno”;<text:bookmark-end text:name="__DdeLink__696_1254430003"/></text:p>
        </text:list-item>
        <text:list-item>
          <text:p text:style-name="P7">Sistema exibe:</text:p>
          <text:list>
            <text:list-item>
              <text:p text:style-name="P7">No cabeçalho:</text:p>
              <text:list>
                <text:list-item>
                  <text:p text:style-name="P7">Matrícula do Aluno;</text:p>
                </text:list-item>
                <text:list-item>
                  <text:p text:style-name="P8">Nome do Aluno;</text:p>
                </text:list-item>
                <text:list-item>
                  <text:p text:style-name="P7">Data da Matrícula;</text:p>
                </text:list-item>
                <text:list-item>
                  <text:p text:style-name="P7">Curso (sigla e nome);</text:p>
                </text:list-item>
                <text:list-item>
                  <text:p text:style-name="P7">Situação Atual da Matrícula;</text:p>
                </text:list-item>
              </text:list>
            </text:list-item>
            <text:list-item>
              <text:p text:style-name="P7">Para cada histórico de situação da matrícula, sistema exibe:</text:p>
              <text:list>
                <text:list-item>
                  <text:p text:style-name="P7">Data do Histórico;</text:p>
                </text:list-item>
                <text:list-item>
                  <text:p text:style-name="P7">Situação Atual;</text:p>
                </text:list-item>
                <text:list-item>
                  <text:p text:style-name="P7">Texto de Observações;</text:p>
                </text:list-item>
              </text:list>
            </text:list-item>
            <text:list-item>
              <text:p text:style-name="P7">Campo de Observações para Reativação de Matrícula;</text:p>
            </text:list-item>
            <text:list-item>
              <text:p text:style-name="P7">Opção Reativar Matrícula;</text:p>
            </text:list-item>
          </text:list>
        </text:list-item>
        <text:list-item>
          <text:p text:style-name="P7">Usuário clica em Reativar Matrícula;</text:p>
        </text:list-item>
        <text:list-item>
          <text:p text:style-name="P7">Sistema coloca a matrícula do aluno como CURSANDO, retornando ao passo 3 do caso de uso base;</text:p>
        </text:list-item>
        <text:list-item>
          <text:p text:style-name="P7">Caso de uso é encerrado</text:p>
        </text:list-item>
      </text:list>
      <text:h text:style-name="P9" text:outline-level="3">Fluxo Alternativo 1</text:h>
      <text:list xml:id="list1793477472" text:continue-list="list346929530" text:style-name="WW8Num5">
        <text:list-item text:start-value="1">
          <text:p text:style-name="P7">Usuário pode encerrar caso de uso a qualquer momento;</text:p>
        </text:list-item>
      </text:list>
      <text:p text:style-name="P4"/>
      <text:h text:style-name="P9" text:outline-level="3">Fluxo Alternativo 2</text:h>
      <text:list xml:id="list1338045212" text:continue-list="list1793477472" text:style-name="WW8Num5">
        <text:list-item text:start-value="1">
          <text:p text:style-name="P7">Caso o usuário não tenha preenchido nada no campo observação, sistema exibe mensagem de erro e reinicia o fluxo principal;</text:p>
        </text:list-item>
      </text:list>
      <text:p text:style-name="P4"/>
      <text:h text:style-name="P9" text:outline-level="3">Fluxo Alternativo 3</text:h>
      <text:list xml:id="list1792349119" text:continue-list="list1338045212" text:style-name="WW8Num5">
        <text:list-item text:start-value="1">
          <text:p text:style-name="P7">Caso a matrícula do aluno tenha excedido em 5 anos o tempo de curso (ver RN12), o sistema exibe um alerta exibindo a seguinte informação: ”Tempo do Curso Excedido. Conforme <text:soft-page-break/><text:span text:style-name="T2">Regimento Interno IST-Rio, seção V, Art.90, parágrafo 1. </text:span><text:bookmark-start text:name="__DdeLink__429_1254430003"/><text:span text:style-name="T2">A justificativa para reativação deve conter a página e data da Ata do Conselho Acadêmico que autorizou a reativação da matrícula.</text:span><text:bookmark-end text:name="__DdeLink__429_1254430003"/><text:span text:style-name="T2">”</text:span></text:p>
        </text:list-item>
      </text:list>
      <text:p text:style-name="P4"/>
      <text:h text:style-name="P9" text:outline-level="3">Pós-condições</text:h>
      <text:list xml:id="list1289337953" text:continue-list="list1792349119" text:style-name="WW8Num5">
        <text:list-item text:start-value="1">
          <text:p text:style-name="P7">Sistema alterou a situação do aluno de EVADIDO <text:span text:style-name="T3">ou TRANCADO</text:span> para CURSANDO;</text:p>
        </text:list-item>
        <text:list-item>
          <text:p text:style-name="P7">Sistema registrou no log de auditoria para o usuário logado a seguinte mensagem: “Alterada a situação de matrícula do aluno <text:span text:style-name="T1">FULANO DE TAL</text:span>, matrícula <text:span text:style-name="T1">123456</text:span>, do curso <text:span text:style-name="T1">TASI</text:span><text:span text:style-name="T2">, para </text:span><text:span text:style-name="T1">CURSANDO</text:span><text:span text:style-name="T2">, com a observação </text:span><text:span text:style-name="T1">Autorizado pelo Coordenador Acadêmico</text:span><text:span text:style-name="T2">”;</text:span></text:p>
        </text:list-item>
      </text:list>
      <text:h text:style-name="P9" text:outline-level="3">Regras de Negócio</text:h>
      <text:p text:style-name="P4">RN12, RN13</text:p>
      <text:p text:style-name="P5"/>
      <text:p text:style-name="P5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4-10T16:46:39</dc:date>
    <meta:editing-cycles>26</meta:editing-cycles>
    <meta:editing-duration>PT18H05M10S</meta:editing-duration>
    <meta:generator>OpenOffice.org/3.2$Linux OpenOffice.org_project/320m19$Build-9505</meta:generator>
    <dc:creator>mbelo </dc:creator>
    <meta:document-statistic meta:table-count="1" meta:image-count="0" meta:object-count="0" meta:page-count="2" meta:paragraph-count="43" meta:word-count="305" meta:character-count="1850"/>
    <meta:user-defined meta:name="_DocHome" meta:value-type="float">1971586133</meta:user-defined>
  </office:meta>
</office:document-meta>
</file>